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Kalimati" svg:font-family="Kalimati" style:font-family-generic="system" style:font-pitch="variable"/>
  </office:font-face-decls>
  <office:automatic-styles>
    <style:style style:name="co5" style:family="table-column">
      <style:table-column-properties fo:break-before="auto" style:column-width="6.17cm"/>
    </style:style>
    <style:style style:name="co6" style:family="table-column">
      <style:table-column-properties fo:break-before="auto" style:column-width="3.842cm"/>
    </style:style>
    <style:style style:name="co11" style:family="table-column">
      <style:table-column-properties fo:break-before="auto" style:column-width="4.344cm"/>
    </style:style>
    <style:style style:name="co12" style:family="table-column">
      <style:table-column-properties fo:break-before="auto" style:column-width="3.129cm"/>
    </style:style>
    <style:style style:name="co13" style:family="table-column">
      <style:table-column-properties fo:break-before="auto" style:column-width="1.277cm"/>
    </style:style>
    <style:style style:name="co14" style:family="table-column">
      <style:table-column-properties fo:break-before="auto" style:column-width="1.166cm"/>
    </style:style>
    <style:style style:name="co15" style:family="table-column">
      <style:table-column-properties fo:break-before="auto" style:column-width="1.36cm"/>
    </style:style>
    <style:style style:name="co16" style:family="table-column">
      <style:table-column-properties fo:break-before="auto" style:column-width="3.709cm"/>
    </style:style>
    <style:style style:name="co17" style:family="table-column">
      <style:table-column-properties fo:break-before="auto" style:column-width="7.74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0.372cm"/>
    </style:style>
    <style:style style:name="co9" style:family="table-column">
      <style:table-column-properties fo:break-before="auto" style:column-width="13.164cm"/>
    </style:style>
    <style:style style:name="co10" style:family="table-column">
      <style:table-column-properties fo:break-before="auto" style:column-width="14.796cm"/>
    </style:style>
    <style:style style:name="co22" style:family="table-column">
      <style:table-column-properties fo:break-before="auto" style:column-width="13.794cm"/>
    </style:style>
    <style:style style:name="co23" style:family="table-column">
      <style:table-column-properties fo:break-before="auto" style:column-width="14.187cm"/>
    </style:style>
    <style:style style:name="ro7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b84700" style:text-align-source="fix" style:repeat-content="false" style:vertical-align="middle"/>
      <style:paragraph-properties fo:text-align="center"/>
      <style:text-properties style:text-position=""/>
    </style:style>
    <style:style style:name="ce11" style:family="table-cell" style:parent-style-name="Default">
      <style:table-cell-properties fo:background-color="#008000"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style:font-name-asian="AR PL KaitiM GB" style:font-name-complex="Kalimati"/>
    </style:style>
    <style:style style:name="ce7" style:family="table-cell" style:parent-style-name="Default" style:data-style-name="N0">
      <style:table-cell-properties fo:background-color="#dc2300" style:text-align-source="fix" style:repeat-content="false" style:vertical-align="middle"/>
      <style:paragraph-properties fo:text-align="center"/>
      <style:text-properties style:text-position="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fo:background-color="#b84700" style:text-align-source="fix" style:repeat-content="false" style:vertical-align="middle"/>
      <style:paragraph-properties fo:text-align="center"/>
      <style:text-properties style:use-window-font-color="true" style:text-position="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style:font-name-asian="AR PL KaitiM GB" style:font-name-complex="Kalimati"/>
    </style:style>
    <style:style style:name="ce17" style:family="table-cell" style:parent-style-name="Default">
      <style:text-properties style:font-name="Arial" style:font-name-asian="AR PL KaitiM GB" style:font-name-complex="Kalimati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T1" style:family="text"/>
    <style:style style:name="T2" style:family="text">
      <style:text-properties style:font-name-asian="AR PL KaitiM GB" style:font-name-complex="Kalimati"/>
    </style:style>
  </office:automatic-styles>
  <office:body>
    <office:spreadsheet>
      <table:table table:name="tcp" table:style-name="ta1">
        <table:table-column table:style-name="co5" table:default-cell-style-name="ce4"/>
        <table:table-column table:style-name="co6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8" table:default-cell-style-name="ce4"/>
        <table:table-column table:style-name="co15" table:number-columns-repeated="2" table:default-cell-style-name="ce4"/>
        <table:table-column table:style-name="co16" table:default-cell-style-name="ce4"/>
        <table:table-column table:style-name="co17" table:default-cell-style-name="ce4"/>
        <table:table-column table:style-name="co7" table:number-columns-repeated="1007" table:default-cell-style-name="ce4"/>
        <table:table-row table:style-name="ro7">
          <table:table-cell/>
          <table:table-cell table:style-name="ce6" office:value-type="string">
            <text:p><text:span text:style-name="T1">bandwidth result</text:span></text:p>
          </table:table-cell>
          <table:table-cell office:value-type="string">
            <text:p>comment</text:p>
          </table:table-cell>
          <table:table-cell table:number-columns-repeated="1021"/>
        </table:table-row>
        <table:table-row table:style-name="ro7">
          <table:table-cell table:style-name="ce5" office:value-type="string">
            <text:p>iperf on 1 gigabit ethernet</text:p>
          </table:table-cell>
          <table:table-cell table:style-name="ce6"/>
          <table:table-cell table:number-columns-repeated="1022"/>
        </table:table-row>
        <table:table-row table:style-name="ro7">
          <table:table-cell office:value-type="string">
            <text:p>bandWidth forced to 10000kbps</text:p>
          </table:table-cell>
          <table:table-cell table:style-name="ce7"/>
          <table:table-cell office:value-type="string">
            <text:p>tested during 60 s</text:p>
          </table:table-cell>
          <table:table-cell/>
          <table:table-cell table:style-name="ce8"/>
          <table:table-cell table:number-columns-repeated="1019"/>
        </table:table-row>
        <table:table-row table:style-name="ro7">
          <table:table-cell table:style-name="ce5" office:value-type="string">
            <text:p>iperf on 1 dongle ethernet</text:p>
          </table:table-cell>
          <table:table-cell office:value-type="string">
            <text:p>93 kbps</text:p>
          </table:table-cell>
          <table:table-cell office:value-type="string">
            <text:p>tested during 3600 s</text:p>
          </table:table-cell>
          <table:table-cell table:number-columns-repeated="1021"/>
        </table:table-row>
        <table:table-row table:style-name="ro7">
          <table:table-cell office:value-type="string">
            <text:p>bandWidth forced to 10kbps</text:p>
          </table:table-cell>
          <table:table-cell office:value-type="string">
            <text:p>7,78 kbps</text:p>
          </table:table-cell>
          <table:table-cell office:value-type="string">
            <text:p>tested during 60 s</text:p>
          </table:table-cell>
          <table:table-cell table:number-columns-repeated="1021"/>
        </table:table-row>
        <table:table-row table:style-name="ro7">
          <table:table-cell office:value-type="string">
            <text:p>bandWidth forced to 256kbps</text:p>
          </table:table-cell>
          <table:table-cell office:value-type="string">
            <text:p>285 kbps</text:p>
          </table:table-cell>
          <table:table-cell office:value-type="string">
            <text:p>tested during 60 s</text:p>
          </table:table-cell>
          <table:table-cell table:number-columns-repeated="1021"/>
        </table:table-row>
        <table:table-row table:style-name="ro7">
          <table:table-cell office:value-type="string">
            <text:p>bandWidth forced to 500kbps</text:p>
          </table:table-cell>
          <table:table-cell office:value-type="string">
            <text:p>575 kbps</text:p>
          </table:table-cell>
          <table:table-cell office:value-type="string">
            <text:p>tested during 60 s</text:p>
          </table:table-cell>
          <table:table-cell table:number-columns-repeated="1021"/>
        </table:table-row>
        <table:table-row table:style-name="ro7">
          <table:table-cell office:value-type="string">
            <text:p>bandWidth forced to 1500kbps</text:p>
          </table:table-cell>
          <table:table-cell office:value-type="string">
            <text:p>1,69 Mbps</text:p>
          </table:table-cell>
          <table:table-cell office:value-type="string">
            <text:p>tested during 60 s</text:p>
          </table:table-cell>
          <table:table-cell table:number-columns-repeated="1021"/>
        </table:table-row>
        <table:table-row table:style-name="ro7">
          <table:table-cell office:value-type="string">
            <text:p>bandWidth forced to 4000kbps</text:p>
          </table:table-cell>
          <table:table-cell office:value-type="string">
            <text:p>4,46 Mbps</text:p>
          </table:table-cell>
          <table:table-cell office:value-type="string">
            <text:p>tested during 60 s</text:p>
          </table:table-cell>
          <table:table-cell table:number-columns-repeated="1021"/>
        </table:table-row>
        <table:table-row table:style-name="ro7">
          <table:table-cell office:value-type="string">
            <text:p>bandWidth forced to 10000kbps</text:p>
          </table:table-cell>
          <table:table-cell table:style-name="ce8" office:value-type="string">
            <text:p>11,1 Mbps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sted during 60 s</text:p>
            <text:p>ping test latency checked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<text:span text:style-name="T1">bandWidth forced to 10000kbps</text:span></text:p>
            <text:p><text:span text:style-name="T1">fixedLatency 1</text:span></text:p>
          </table:table-cell>
          <table:table-cell table:style-name="ce8" office:value-type="string">
            <text:p>11,1 Mbps</text:p>
          </table:table-cell>
          <table:table-cell office:value-type="string">
            <text:p>tested during 60 s</text:p>
            <text:p>ping test latency checked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 table:style-name="ce6" office:value-type="string">
            <text:p><text:span text:style-name="T1">bandWidth forced to 10000kbps</text:span></text:p>
            <text:p><text:span text:style-name="T1">fixedLatency 50</text:span></text:p>
          </table:table-cell>
          <table:table-cell table:style-name="ce8" office:value-type="string">
            <text:p>11,1 Mbps</text:p>
          </table:table-cell>
          <table:table-cell office:value-type="string">
            <text:p>tested during 60 s</text:p>
            <text:p>ping test latency checked</text:p>
          </table:table-cell>
          <table:table-cell/>
          <table:table-cell table:style-name="ce8"/>
          <table:table-cell table:number-columns-repeated="1019"/>
        </table:table-row>
        <table:table-row table:style-name="ro8">
          <table:table-cell table:style-name="ce6" office:value-type="string">
            <text:p><text:span text:style-name="T1">bandWidth forced to 10000kbps</text:span></text:p>
            <text:p><text:span text:style-name="T1">fixedLatency 350</text:span></text:p>
          </table:table-cell>
          <table:table-cell table:style-name="ce9" office:value-type="string">
            <text:p>3,63 Mbps</text:p>
          </table:table-cell>
          <table:table-cell office:value-type="string">
            <text:p>tested during 60 s</text:p>
            <text:p>ping test latency checked</text:p>
            <text:p>bandwidth decreases because TCP is sensible to latencies</text:p>
          </table:table-cell>
          <table:table-cell table:number-columns-repeated="1021"/>
        </table:table-row>
        <table:table-row table:style-name="ro8">
          <table:table-cell table:style-name="ce6" office:value-type="string">
            <text:p><text:span text:style-name="T1">bandWidth forced to 10000kbps</text:span></text:p>
            <text:p><text:span text:style-name="T1">fixedLatency 600</text:span></text:p>
          </table:table-cell>
          <table:table-cell table:style-name="ce10" office:value-type="string">
            <text:p>2,05 Mbps</text:p>
          </table:table-cell>
          <table:table-cell office:value-type="string">
            <text:p>tested during 60 s</text:p>
            <text:p>ping test latency checked</text:p>
            <text:p>bandwidth decreases because TCP is sensible to latenci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office:value-type="string">
            <text:p>iperf between aggregationMaster and</text:p>
            <text:p>sutdio-sst-rx (VirtualBox)</text:p>
          </table:table-cell>
          <table:table-cell table:style-name="ce8" office:value-type="string">
            <text:p>808 Mbps</text:p>
          </table:table-cell>
          <table:table-cell office:value-type="string">
            <text:p>tested during 60 s</text:p>
          </table:table-cell>
          <table:table-cell table:number-columns-repeated="1021"/>
        </table:table-row>
        <table:table-row table:style-name="ro1">
          <table:table-cell office:value-type="string">
            <text:p>iperf between aggregationMaster and</text:p>
            <text:p>avigen (Arnaud's computer)</text:p>
          </table:table-cell>
          <table:table-cell office:value-type="string">
            <text:p>941 Mbps</text:p>
          </table:table-cell>
          <table:table-cell office:value-type="string">
            <text:p>tested during 60 s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office:value-type="string">
            <text:p>iperf on 1 gb ethernet link</text:p>
          </table:table-cell>
          <table:table-cell office:value-type="string">
            <text:p>nb of gb ethernet</text:p>
            <text:p>configured and up</text:p>
          </table:table-cell>
          <table:table-cell office:value-type="string">
            <text:p>nb of usb dongle ethernet</text:p>
            <text:p>configured and up</text:p>
          </table:table-cell>
          <table:table-cell office:value-type="string">
            <text:p>nb wifi adapter</text:p>
            <text:p>configured and up</text:p>
          </table:table-cell>
          <table:table-cell office:value-type="string" table:number-columns-spanned="11" table:number-rows-spanned="1">
            <text:p>bandwidth result</text:p>
            <text:p>(Mbits/sec)</text:p>
          </table:table-cell>
          <table:covered-table-cell table:number-columns-repeated="10"/>
          <table:table-cell office:value-type="string">
            <text:p>total bandwidth result</text:p>
            <text:p>(Mbits/sec)</text:p>
          </table:table-cell>
          <table:table-cell table:number-columns-repeated="1008"/>
        </table:table-row>
        <table:table-row table:style-name="ro7">
          <table:table-cell table:number-columns-repeated="4"/>
          <table:table-cell office:value-type="string">
            <text:p>link 1</text:p>
          </table:table-cell>
          <table:table-cell office:value-type="string">
            <text:p>link 2</text:p>
          </table:table-cell>
          <table:table-cell office:value-type="string">
            <text:p>link 3</text:p>
          </table:table-cell>
          <table:table-cell office:value-type="string">
            <text:p>link 4</text:p>
          </table:table-cell>
          <table:table-cell office:value-type="string">
            <text:p>link 5</text:p>
          </table:table-cell>
          <table:table-cell office:value-type="string">
            <text:p>link 6</text:p>
          </table:table-cell>
          <table:table-cell office:value-type="string">
            <text:p>link 7</text:p>
          </table:table-cell>
          <table:table-cell office:value-type="string">
            <text:p>link 8</text:p>
          </table:table-cell>
          <table:table-cell office:value-type="string">
            <text:p>link 9</text:p>
          </table:table-cell>
          <table:table-cell office:value-type="string">
            <text:p>link 10</text:p>
          </table:table-cell>
          <table:table-cell office:value-type="string">
            <text:p>link 11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10"/>
          <table:table-cell table:style-name="ce11" table:formula="of:=SUM([.E23:.O23])" office:value-type="float" office:value="217">
            <text:p>217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4">
            <text:p>194</text:p>
          </table:table-cell>
          <table:table-cell table:number-columns-repeated="10"/>
          <table:table-cell table:formula="of:=SUM([.E24:.O24])" office:value-type="float" office:value="194">
            <text:p>19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table:number-columns-repeated="10"/>
          <table:table-cell table:formula="of:=SUM([.E25:.O25])" office:value-type="float" office:value="177">
            <text:p>177</text:p>
          </table:table-cell>
          <table:table-cell table:number-columns-repeated="1008"/>
        </table:table-row>
        <table:table-row table:style-name="ro3"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table:number-columns-repeated="10"/>
          <table:table-cell table:formula="of:=SUM([.E26:.O26])" office:value-type="float" office:value="161">
            <text:p>161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table:number-columns-repeated="10"/>
          <table:table-cell table:formula="of:=SUM([.E27:.O27])" office:value-type="float" office:value="142">
            <text:p>142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table:number-columns-repeated="10"/>
          <table:table-cell table:formula="of:=SUM([.E28:.O28])" office:value-type="float" office:value="133">
            <text:p>133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number-columns-repeated="10"/>
          <table:table-cell table:formula="of:=SUM([.E29:.O29])" office:value-type="float" office:value="122">
            <text:p>122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10"/>
          <table:table-cell table:formula="of:=SUM([.E30:.O30])" office:value-type="float" office:value="112">
            <text:p>112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table:number-columns-repeated="10"/>
          <table:table-cell table:formula="of:=SUM([.E31:.O31])" office:value-type="float" office:value="105">
            <text:p>105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10"/>
          <table:table-cell table:formula="of:=SUM([.E32:.O32])" office:value-type="float" office:value="99">
            <text:p>99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10"/>
          <table:table-cell table:formula="of:=SUM([.E33:.O33])" office:value-type="float" office:value="96">
            <text:p>96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table:number-columns-repeated="10"/>
          <table:table-cell table:formula="of:=SUM([.E34:.O34])" office:value-type="float" office:value="96">
            <text:p>96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7">
          <table:table-cell office:value-type="string">
            <text:p>iperf on 2 gb ethernet links</text:p>
          </table:table-cell>
          <table:table-cell table:number-columns-repeated="1023"/>
        </table:table-row>
        <table:table-row table:style-name="ro3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  <table:table-cell table:number-columns-repeated="9"/>
          <table:table-cell table:formula="of:=SUM([.E37:.O37])" office:value-type="float" office:value="219">
            <text:p>219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106">
            <text:p>106</text:p>
          </table:table-cell>
          <table:table-cell table:number-columns-repeated="9"/>
          <table:table-cell table:formula="of:=SUM([.E38:.O38])" office:value-type="float" office:value="207">
            <text:p>207</text:p>
          </table:table-cell>
          <table:table-cell table:number-columns-repeated="1008"/>
        </table:table-row>
        <table:table-row table:style-name="ro3"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7.8">
            <text:p>97,8</text:p>
          </table:table-cell>
          <table:table-cell office:value-type="float" office:value="98.2">
            <text:p>98,2</text:p>
          </table:table-cell>
          <table:table-cell table:number-columns-repeated="9"/>
          <table:table-cell table:formula="of:=SUM([.E39:.O39])" office:value-type="float" office:value="196">
            <text:p>196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4.8">
            <text:p>94,8</text:p>
          </table:table-cell>
          <table:table-cell office:value-type="float" office:value="97.5">
            <text:p>97,5</text:p>
          </table:table-cell>
          <table:table-cell table:number-columns-repeated="9"/>
          <table:table-cell table:formula="of:=SUM([.E40:.O40])" office:value-type="float" office:value="192.3">
            <text:p>192,3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3.8">
            <text:p>73,8</text:p>
          </table:table-cell>
          <table:table-cell office:value-type="float" office:value="96.7">
            <text:p>96,7</text:p>
          </table:table-cell>
          <table:table-cell table:number-columns-repeated="9"/>
          <table:table-cell table:formula="of:=SUM([.E41:.O41])" office:value-type="float" office:value="170.5">
            <text:p>170,5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9.6">
            <text:p>69,6</text:p>
          </table:table-cell>
          <table:table-cell office:value-type="float" office:value="92.7">
            <text:p>92,7</text:p>
          </table:table-cell>
          <table:table-cell table:number-columns-repeated="9"/>
          <table:table-cell table:formula="of:=SUM([.E42:.O42])" office:value-type="float" office:value="162.3">
            <text:p>162,3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6.4">
            <text:p>76,4</text:p>
          </table:table-cell>
          <table:table-cell office:value-type="float" office:value="79">
            <text:p>79</text:p>
          </table:table-cell>
          <table:table-cell table:number-columns-repeated="9"/>
          <table:table-cell table:formula="of:=SUM([.E43:.O43])" office:value-type="float" office:value="155.4">
            <text:p>155,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0.9">
            <text:p>70,9</text:p>
          </table:table-cell>
          <table:table-cell office:value-type="float" office:value="79.7">
            <text:p>79,7</text:p>
          </table:table-cell>
          <table:table-cell table:number-columns-repeated="9"/>
          <table:table-cell table:formula="of:=SUM([.E44:.O44])" office:value-type="float" office:value="150.6">
            <text:p>150,6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8.5">
            <text:p>68,5</text:p>
          </table:table-cell>
          <table:table-cell office:value-type="float" office:value="74.6">
            <text:p>74,6</text:p>
          </table:table-cell>
          <table:table-cell table:number-columns-repeated="9"/>
          <table:table-cell table:formula="of:=SUM([.E45:.O45])" office:value-type="float" office:value="143.1">
            <text:p>143,1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7.2">
            <text:p>67,2</text:p>
          </table:table-cell>
          <table:table-cell office:value-type="float" office:value="71.8">
            <text:p>71,8</text:p>
          </table:table-cell>
          <table:table-cell table:number-columns-repeated="9"/>
          <table:table-cell table:formula="of:=SUM([.E46:.O46])" office:value-type="float" office:value="139">
            <text:p>139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7.2">
            <text:p>67,2</text:p>
          </table:table-cell>
          <table:table-cell office:value-type="float" office:value="71.8">
            <text:p>71,8</text:p>
          </table:table-cell>
          <table:table-cell table:number-columns-repeated="9"/>
          <table:table-cell table:formula="of:=SUM([.E47:.O47])" office:value-type="float" office:value="139">
            <text:p>139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office:value-type="string">
            <text:p>iperf on 2 gb ethernet links </text:p>
            <text:p>+ 1 dongle ethernet</text:p>
          </table:table-cell>
          <table:table-cell table:number-columns-repeated="1023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.4">
            <text:p>81,4</text:p>
          </table:table-cell>
          <table:table-cell office:value-type="float" office:value="87.1">
            <text:p>87,1</text:p>
          </table:table-cell>
          <table:table-cell office:value-type="float" office:value="53.2">
            <text:p>53,2</text:p>
          </table:table-cell>
          <table:table-cell table:number-columns-repeated="8"/>
          <table:table-cell table:formula="of:=SUM([.E50:.O50])" office:value-type="float" office:value="221.7">
            <text:p>221,7</text:p>
          </table:table-cell>
          <table:table-cell table:number-columns-repeated="1008"/>
        </table:table-row>
        <table:table-row table:style-name="ro3"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8.7">
            <text:p>78,7</text:p>
          </table:table-cell>
          <table:table-cell office:value-type="float" office:value="79.5">
            <text:p>79,5</text:p>
          </table:table-cell>
          <table:table-cell office:value-type="float" office:value="57.4">
            <text:p>57,4</text:p>
          </table:table-cell>
          <table:table-cell table:number-columns-repeated="8"/>
          <table:table-cell table:formula="of:=SUM([.E51:.O51])" office:value-type="float" office:value="215.6">
            <text:p>215,6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2.5">
            <text:p>72,5</text:p>
          </table:table-cell>
          <table:table-cell office:value-type="float" office:value="74.6">
            <text:p>74,6</text:p>
          </table:table-cell>
          <table:table-cell office:value-type="float" office:value="61.3">
            <text:p>61,3</text:p>
          </table:table-cell>
          <table:table-cell table:number-columns-repeated="8"/>
          <table:table-cell table:formula="of:=SUM([.E52:.O52])" office:value-type="float" office:value="208.4">
            <text:p>208,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7.1">
            <text:p>67,1</text:p>
          </table:table-cell>
          <table:table-cell office:value-type="float" office:value="66.9">
            <text:p>66,9</text:p>
          </table:table-cell>
          <table:table-cell office:value-type="float" office:value="63.5">
            <text:p>63,5</text:p>
          </table:table-cell>
          <table:table-cell table:number-columns-repeated="8"/>
          <table:table-cell table:formula="of:=SUM([.E53:.O53])" office:value-type="float" office:value="197.5">
            <text:p>197,5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1.7">
            <text:p>61,7</text:p>
          </table:table-cell>
          <table:table-cell table:number-columns-repeated="2" office:value-type="float" office:value="65.1">
            <text:p>65,1</text:p>
          </table:table-cell>
          <table:table-cell table:number-columns-repeated="8"/>
          <table:table-cell table:formula="of:=SUM([.E54:.O54])" office:value-type="float" office:value="191.9">
            <text:p>191,9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4.4">
            <text:p>64,4</text:p>
          </table:table-cell>
          <table:table-cell office:value-type="float" office:value="64.9">
            <text:p>64,9</text:p>
          </table:table-cell>
          <table:table-cell office:value-type="float" office:value="61.6">
            <text:p>61,6</text:p>
          </table:table-cell>
          <table:table-cell table:number-columns-repeated="8"/>
          <table:table-cell table:formula="of:=SUM([.E55:.O55])" office:value-type="float" office:value="190.9">
            <text:p>190,9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1.4">
            <text:p>61,4</text:p>
          </table:table-cell>
          <table:table-cell office:value-type="float" office:value="61.8">
            <text:p>61,8</text:p>
          </table:table-cell>
          <table:table-cell office:value-type="float" office:value="59.7">
            <text:p>59,7</text:p>
          </table:table-cell>
          <table:table-cell table:number-columns-repeated="8"/>
          <table:table-cell table:formula="of:=SUM([.E56:.O56])" office:value-type="float" office:value="182.9">
            <text:p>182,9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8.2">
            <text:p>58,2</text:p>
          </table:table-cell>
          <table:table-cell office:value-type="float" office:value="54.8">
            <text:p>54,8</text:p>
          </table:table-cell>
          <table:table-cell office:value-type="float" office:value="57.8">
            <text:p>57,8</text:p>
          </table:table-cell>
          <table:table-cell table:number-columns-repeated="8"/>
          <table:table-cell table:formula="of:=SUM([.E57:.O57])" office:value-type="float" office:value="170.8">
            <text:p>170,8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6.2">
            <text:p>56,2</text:p>
          </table:table-cell>
          <table:table-cell office:value-type="float" office:value="56.1">
            <text:p>56,1</text:p>
          </table:table-cell>
          <table:table-cell office:value-type="float" office:value="54">
            <text:p>54</text:p>
          </table:table-cell>
          <table:table-cell table:number-columns-repeated="8"/>
          <table:table-cell table:formula="of:=SUM([.E58:.O58])" office:value-type="float" office:value="166.3">
            <text:p>166,3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6.1">
            <text:p>56,1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table:number-columns-repeated="8"/>
          <table:table-cell table:formula="of:=SUM([.E59:.O59])" office:value-type="float" office:value="166.1">
            <text:p>166,1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office:value-type="string">
            <text:p>iperf on 2 gb ethernet links </text:p>
            <text:p>+ 2 dongle ethernet</text:p>
          </table:table-cell>
          <table:table-cell table:number-columns-repeated="1023"/>
        </table:table-row>
        <table:table-row table:style-name="ro3"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3.7">
            <text:p>73,7</text:p>
          </table:table-cell>
          <table:table-cell office:value-type="float" office:value="74.2">
            <text:p>74,2</text:p>
          </table:table-cell>
          <table:table-cell table:number-columns-repeated="2" office:value-type="float" office:value="30.6">
            <text:p>30,6</text:p>
          </table:table-cell>
          <table:table-cell table:number-columns-repeated="7"/>
          <table:table-cell table:formula="of:=SUM([.E62:.O62])" office:value-type="float" office:value="209.1">
            <text:p>209,1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6.6">
            <text:p>66,6</text:p>
          </table:table-cell>
          <table:table-cell office:value-type="float" office:value="72.3">
            <text:p>72,3</text:p>
          </table:table-cell>
          <table:table-cell office:value-type="float" office:value="32.5">
            <text:p>32,5</text:p>
          </table:table-cell>
          <table:table-cell office:value-type="float" office:value="33.2">
            <text:p>33,2</text:p>
          </table:table-cell>
          <table:table-cell table:number-columns-repeated="7"/>
          <table:table-cell table:formula="of:=SUM([.E63:.O63])" office:value-type="float" office:value="204.6">
            <text:p>204,6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2.2">
            <text:p>62,2</text:p>
          </table:table-cell>
          <table:table-cell office:value-type="float" office:value="62.8">
            <text:p>62,8</text:p>
          </table:table-cell>
          <table:table-cell office:value-type="float" office:value="35.6">
            <text:p>35,6</text:p>
          </table:table-cell>
          <table:table-cell office:value-type="float" office:value="35.8">
            <text:p>35,8</text:p>
          </table:table-cell>
          <table:table-cell table:number-columns-repeated="7"/>
          <table:table-cell table:formula="of:=SUM([.E64:.O64])" office:value-type="float" office:value="196.4">
            <text:p>196,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1.8">
            <text:p>61,8</text:p>
          </table:table-cell>
          <table:table-cell office:value-type="float" office:value="60.8">
            <text:p>60,8</text:p>
          </table:table-cell>
          <table:table-cell office:value-type="float" office:value="35.6">
            <text:p>35,6</text:p>
          </table:table-cell>
          <table:table-cell office:value-type="float" office:value="35.7">
            <text:p>35,7</text:p>
          </table:table-cell>
          <table:table-cell table:number-columns-repeated="7"/>
          <table:table-cell table:formula="of:=SUM([.E65:.O65])" office:value-type="float" office:value="193.9">
            <text:p>193,9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0.6">
            <text:p>60,6</text:p>
          </table:table-cell>
          <table:table-cell office:value-type="float" office:value="61">
            <text:p>61</text:p>
          </table:table-cell>
          <table:table-cell office:value-type="float" office:value="34.1">
            <text:p>34,1</text:p>
          </table:table-cell>
          <table:table-cell office:value-type="float" office:value="34.9">
            <text:p>34,9</text:p>
          </table:table-cell>
          <table:table-cell table:number-columns-repeated="7"/>
          <table:table-cell table:formula="of:=SUM([.E66:.O66])" office:value-type="float" office:value="190.6">
            <text:p>190,6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2.8">
            <text:p>52,8</text:p>
          </table:table-cell>
          <table:table-cell office:value-type="float" office:value="55.7">
            <text:p>55,7</text:p>
          </table:table-cell>
          <table:table-cell office:value-type="float" office:value="38.3">
            <text:p>38,3</text:p>
          </table:table-cell>
          <table:table-cell office:value-type="float" office:value="38.8">
            <text:p>38,8</text:p>
          </table:table-cell>
          <table:table-cell table:number-columns-repeated="7"/>
          <table:table-cell table:formula="of:=SUM([.E67:.O67])" office:value-type="float" office:value="185.6">
            <text:p>185,6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1.2">
            <text:p>51,2</text:p>
          </table:table-cell>
          <table:table-cell office:value-type="float" office:value="54.2">
            <text:p>54,2</text:p>
          </table:table-cell>
          <table:table-cell office:value-type="float" office:value="35.9">
            <text:p>35,9</text:p>
          </table:table-cell>
          <table:table-cell office:value-type="float" office:value="39.5">
            <text:p>39,5</text:p>
          </table:table-cell>
          <table:table-cell table:number-columns-repeated="7"/>
          <table:table-cell table:formula="of:=SUM([.E68:.O68])" office:value-type="float" office:value="180.8">
            <text:p>180,8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1.1">
            <text:p>51,1</text:p>
          </table:table-cell>
          <table:table-cell office:value-type="float" office:value="51.2">
            <text:p>51,2</text:p>
          </table:table-cell>
          <table:table-cell office:value-type="float" office:value="39">
            <text:p>39</text:p>
          </table:table-cell>
          <table:table-cell office:value-type="float" office:value="40.2">
            <text:p>40,2</text:p>
          </table:table-cell>
          <table:table-cell table:number-columns-repeated="7"/>
          <table:table-cell table:formula="of:=SUM([.E69:.O69])" office:value-type="float" office:value="181.5">
            <text:p>181,5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1.2">
            <text:p>51,2</text:p>
          </table:table-cell>
          <table:table-cell office:value-type="float" office:value="51.3">
            <text:p>51,3</text:p>
          </table:table-cell>
          <table:table-cell table:number-columns-repeated="2" office:value-type="float" office:value="39.5">
            <text:p>39,5</text:p>
          </table:table-cell>
          <table:table-cell table:number-columns-repeated="7"/>
          <table:table-cell table:style-name="ce11" table:formula="of:=SUM([.E70:.O70])" office:value-type="float" office:value="181.5">
            <text:p>181,5</text:p>
          </table:table-cell>
          <table:table-cell table:number-columns-repeated="1008"/>
        </table:table-row>
        <table:table-row table:style-name="ro1">
          <table:table-cell office:value-type="string">
            <text:p>iperf on 2 gb ethernet links </text:p>
            <text:p>+ 3 dongle ethernet</text:p>
          </table:table-cell>
          <table:table-cell table:number-columns-repeated="1023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2.8">
            <text:p>62,8</text:p>
          </table:table-cell>
          <table:table-cell office:value-type="float" office:value="63.3">
            <text:p>63,3</text:p>
          </table:table-cell>
          <table:table-cell table:number-columns-repeated="2" office:value-type="float" office:value="24.6">
            <text:p>24,6</text:p>
          </table:table-cell>
          <table:table-cell office:value-type="float" office:value="24.7">
            <text:p>24,7</text:p>
          </table:table-cell>
          <table:table-cell table:number-columns-repeated="6"/>
          <table:table-cell table:formula="of:=SUM([.E72:.O72])" office:value-type="float" office:value="200">
            <text:p>200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0.4">
            <text:p>60,4</text:p>
          </table:table-cell>
          <table:table-cell office:value-type="float" office:value="60.7">
            <text:p>60,7</text:p>
          </table:table-cell>
          <table:table-cell table:number-columns-repeated="2" office:value-type="float" office:value="24.3">
            <text:p>24,3</text:p>
          </table:table-cell>
          <table:table-cell office:value-type="float" office:value="24.7">
            <text:p>24,7</text:p>
          </table:table-cell>
          <table:table-cell table:number-columns-repeated="6"/>
          <table:table-cell table:formula="of:=SUM([.E73:.O73])" office:value-type="float" office:value="194.4">
            <text:p>194,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9.5">
            <text:p>59,5</text:p>
          </table:table-cell>
          <table:table-cell office:value-type="float" office:value="60.2">
            <text:p>60,2</text:p>
          </table:table-cell>
          <table:table-cell office:value-type="float" office:value="24">
            <text:p>24</text:p>
          </table:table-cell>
          <table:table-cell table:number-columns-repeated="2" office:value-type="float" office:value="24.2">
            <text:p>24,2</text:p>
          </table:table-cell>
          <table:table-cell table:number-columns-repeated="6"/>
          <table:table-cell table:formula="of:=SUM([.E74:.O74])" office:value-type="float" office:value="192.1">
            <text:p>192,1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58.7">
            <text:p>58,7</text:p>
          </table:table-cell>
          <table:table-cell office:value-type="float" office:value="24.4">
            <text:p>24,4</text:p>
          </table:table-cell>
          <table:table-cell office:value-type="float" office:value="24.5">
            <text:p>24,5</text:p>
          </table:table-cell>
          <table:table-cell office:value-type="float" office:value="24.7">
            <text:p>24,7</text:p>
          </table:table-cell>
          <table:table-cell table:number-columns-repeated="6"/>
          <table:table-cell table:formula="of:=SUM([.E75:.O75])" office:value-type="float" office:value="187.3">
            <text:p>187,3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5.8">
            <text:p>55,8</text:p>
          </table:table-cell>
          <table:table-cell office:value-type="float" office:value="27.1">
            <text:p>27,1</text:p>
          </table:table-cell>
          <table:table-cell office:value-type="float" office:value="27.2">
            <text:p>27,2</text:p>
          </table:table-cell>
          <table:table-cell office:value-type="float" office:value="27.5">
            <text:p>27,5</text:p>
          </table:table-cell>
          <table:table-cell table:number-columns-repeated="6"/>
          <table:table-cell table:formula="of:=SUM([.E76:.O76])" office:value-type="float" office:value="181.6">
            <text:p>181,6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3.8">
            <text:p>43,8</text:p>
          </table:table-cell>
          <table:table-cell office:value-type="float" office:value="53.6">
            <text:p>53,6</text:p>
          </table:table-cell>
          <table:table-cell office:value-type="float" office:value="27.2">
            <text:p>27,2</text:p>
          </table:table-cell>
          <table:table-cell office:value-type="float" office:value="27.4">
            <text:p>27,4</text:p>
          </table:table-cell>
          <table:table-cell office:value-type="float" office:value="27.6">
            <text:p>27,6</text:p>
          </table:table-cell>
          <table:table-cell table:number-columns-repeated="6"/>
          <table:table-cell table:formula="of:=SUM([.E77:.O77])" office:value-type="float" office:value="179.6">
            <text:p>179,6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9.8">
            <text:p>49,8</text:p>
          </table:table-cell>
          <table:table-cell office:value-type="float" office:value="50.1">
            <text:p>50,1</text:p>
          </table:table-cell>
          <table:table-cell office:value-type="float" office:value="26.3">
            <text:p>26,3</text:p>
          </table:table-cell>
          <table:table-cell office:value-type="float" office:value="26.5">
            <text:p>26,5</text:p>
          </table:table-cell>
          <table:table-cell office:value-type="float" office:value="26.6">
            <text:p>26,6</text:p>
          </table:table-cell>
          <table:table-cell table:number-columns-repeated="6"/>
          <table:table-cell table:formula="of:=SUM([.E78:.O78])" office:value-type="float" office:value="179.3">
            <text:p>179,3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47.8">
            <text:p>47,8</text:p>
          </table:table-cell>
          <table:table-cell office:value-type="float" office:value="27.6">
            <text:p>27,6</text:p>
          </table:table-cell>
          <table:table-cell office:value-type="float" office:value="27.8">
            <text:p>27,8</text:p>
          </table:table-cell>
          <table:table-cell office:value-type="float" office:value="28">
            <text:p>28</text:p>
          </table:table-cell>
          <table:table-cell table:number-columns-repeated="6"/>
          <table:table-cell table:formula="of:=SUM([.E79:.O79])" office:value-type="float" office:value="175.2">
            <text:p>175,2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office:value-type="string">
            <text:p>iperf on 2 gb ethernet links </text:p>
            <text:p>+ 4 dongle ethernet</text:p>
          </table:table-cell>
          <table:table-cell table:number-columns-repeated="1023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53.3">
            <text:p>53,3</text:p>
          </table:table-cell>
          <table:table-cell office:value-type="float" office:value="20.5">
            <text:p>20,5</text:p>
          </table:table-cell>
          <table:table-cell office:value-type="float" office:value="20.6">
            <text:p>20,6</text:p>
          </table:table-cell>
          <table:table-cell office:value-type="float" office:value="20.7">
            <text:p>20,7</text:p>
          </table:table-cell>
          <table:table-cell office:value-type="float" office:value="20.8">
            <text:p>20,8</text:p>
          </table:table-cell>
          <table:table-cell table:number-columns-repeated="5"/>
          <table:table-cell table:formula="of:=SUM([.E82:.O82])" office:value-type="float" office:value="189.2">
            <text:p>189,2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1.8">
            <text:p>51,8</text:p>
          </table:table-cell>
          <table:table-cell office:value-type="float" office:value="53.3">
            <text:p>53,3</text:p>
          </table:table-cell>
          <table:table-cell office:value-type="float" office:value="20.5">
            <text:p>20,5</text:p>
          </table:table-cell>
          <table:table-cell table:number-columns-repeated="3" office:value-type="float" office:value="20.6">
            <text:p>20,6</text:p>
          </table:table-cell>
          <table:table-cell table:number-columns-repeated="5"/>
          <table:table-cell table:formula="of:=SUM([.E83:.O83])" office:value-type="float" office:value="187.4">
            <text:p>187,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1.1">
            <text:p>51,1</text:p>
          </table:table-cell>
          <table:table-cell office:value-type="float" office:value="51.3">
            <text:p>51,3</text:p>
          </table:table-cell>
          <table:table-cell office:value-type="float" office:value="20.1">
            <text:p>20,1</text:p>
          </table:table-cell>
          <table:table-cell office:value-type="float" office:value="20.2">
            <text:p>20,2</text:p>
          </table:table-cell>
          <table:table-cell office:value-type="float" office:value="20.3">
            <text:p>20,3</text:p>
          </table:table-cell>
          <table:table-cell office:value-type="float" office:value="20.4">
            <text:p>20,4</text:p>
          </table:table-cell>
          <table:table-cell table:number-columns-repeated="5"/>
          <table:table-cell table:formula="of:=SUM([.E84:.O84])" office:value-type="float" office:value="183.4">
            <text:p>183,4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6.6">
            <text:p>46,6</text:p>
          </table:table-cell>
          <table:table-cell office:value-type="float" office:value="49.7">
            <text:p>49,7</text:p>
          </table:table-cell>
          <table:table-cell table:number-columns-repeated="2" office:value-type="float" office:value="20.6">
            <text:p>20,6</text:p>
          </table:table-cell>
          <table:table-cell office:value-type="float" office:value="20.7">
            <text:p>20,7</text:p>
          </table:table-cell>
          <table:table-cell office:value-type="float" office:value="20.9">
            <text:p>20,9</text:p>
          </table:table-cell>
          <table:table-cell table:number-columns-repeated="5"/>
          <table:table-cell table:formula="of:=SUM([.E85:.O85])" office:value-type="float" office:value="179.1">
            <text:p>179,1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5.8">
            <text:p>45,8</text:p>
          </table:table-cell>
          <table:table-cell office:value-type="float" office:value="47.5">
            <text:p>47,5</text:p>
          </table:table-cell>
          <table:table-cell office:value-type="float" office:value="20.1">
            <text:p>20,1</text:p>
          </table:table-cell>
          <table:table-cell office:value-type="float" office:value="20.4">
            <text:p>20,4</text:p>
          </table:table-cell>
          <table:table-cell office:value-type="float" office:value="20.6">
            <text:p>20,6</text:p>
          </table:table-cell>
          <table:table-cell office:value-type="float" office:value="20.7">
            <text:p>20,7</text:p>
          </table:table-cell>
          <table:table-cell table:number-columns-repeated="5"/>
          <table:table-cell table:formula="of:=SUM([.E86:.O86])" office:value-type="float" office:value="175.1">
            <text:p>175,1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3.6">
            <text:p>43,6</text:p>
          </table:table-cell>
          <table:table-cell office:value-type="float" office:value="47.4">
            <text:p>47,4</text:p>
          </table:table-cell>
          <table:table-cell office:value-type="float" office:value="20.6">
            <text:p>20,6</text:p>
          </table:table-cell>
          <table:table-cell office:value-type="float" office:value="21">
            <text:p>21</text:p>
          </table:table-cell>
          <table:table-cell table:number-columns-repeated="2" office:value-type="float" office:value="21.1">
            <text:p>21,1</text:p>
          </table:table-cell>
          <table:table-cell table:number-columns-repeated="5"/>
          <table:table-cell table:formula="of:=SUM([.E87:.O87])" office:value-type="float" office:value="174.8">
            <text:p>174,8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3.7">
            <text:p>43,7</text:p>
          </table:table-cell>
          <table:table-cell office:value-type="float" office:value="47">
            <text:p>47</text:p>
          </table:table-cell>
          <table:table-cell office:value-type="float" office:value="20.4">
            <text:p>20,4</text:p>
          </table:table-cell>
          <table:table-cell office:value-type="float" office:value="20.8">
            <text:p>20,8</text:p>
          </table:table-cell>
          <table:table-cell office:value-type="float" office:value="20.9">
            <text:p>20,9</text:p>
          </table:table-cell>
          <table:table-cell office:value-type="float" office:value="21.2">
            <text:p>21,2</text:p>
          </table:table-cell>
          <table:table-cell table:number-columns-repeated="5"/>
          <table:table-cell table:formula="of:=SUM([.E88:.O88])" office:value-type="float" office:value="174">
            <text:p>174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office:value-type="string">
            <text:p>iperf on 2 gb ethernet links </text:p>
            <text:p>+ 5 dongle ethernet</text:p>
          </table:table-cell>
          <table:table-cell table:number-columns-repeated="1023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6.4">
            <text:p>46,4</text:p>
          </table:table-cell>
          <table:table-cell office:value-type="float" office:value="46.6">
            <text:p>46,6</text:p>
          </table:table-cell>
          <table:table-cell office:value-type="float" office:value="17.5">
            <text:p>17,5</text:p>
          </table:table-cell>
          <table:table-cell office:value-type="float" office:value="17.7">
            <text:p>17,7</text:p>
          </table:table-cell>
          <table:table-cell office:value-type="float" office:value="18.2">
            <text:p>18,2</text:p>
          </table:table-cell>
          <table:table-cell office:value-type="float" office:value="18.3">
            <text:p>18,3</text:p>
          </table:table-cell>
          <table:table-cell office:value-type="float" office:value="18.6">
            <text:p>18,6</text:p>
          </table:table-cell>
          <table:table-cell table:number-columns-repeated="4"/>
          <table:table-cell table:formula="of:=SUM([.E91:.O91])" office:value-type="float" office:value="183.3">
            <text:p>183,3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4.9">
            <text:p>44,9</text:p>
          </table:table-cell>
          <table:table-cell office:value-type="float" office:value="45.2">
            <text:p>45,2</text:p>
          </table:table-cell>
          <table:table-cell table:number-columns-repeated="3" office:value-type="float" office:value="17.7">
            <text:p>17,7</text:p>
          </table:table-cell>
          <table:table-cell office:value-type="float" office:value="17.9">
            <text:p>17,9</text:p>
          </table:table-cell>
          <table:table-cell office:value-type="float" office:value="18.1">
            <text:p>18,1</text:p>
          </table:table-cell>
          <table:table-cell table:number-columns-repeated="4"/>
          <table:table-cell table:formula="of:=SUM([.E92:.O92])" office:value-type="float" office:value="179.2">
            <text:p>179,2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3.7">
            <text:p>43,7</text:p>
          </table:table-cell>
          <table:table-cell office:value-type="float" office:value="44.3">
            <text:p>44,3</text:p>
          </table:table-cell>
          <table:table-cell table:number-columns-repeated="4" office:value-type="float" office:value="17.7">
            <text:p>17,7</text:p>
          </table:table-cell>
          <table:table-cell office:value-type="float" office:value="17.8">
            <text:p>17,8</text:p>
          </table:table-cell>
          <table:table-cell table:number-columns-repeated="4"/>
          <table:table-cell table:formula="of:=SUM([.E93:.O93])" office:value-type="float" office:value="176.6">
            <text:p>176,6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3.7">
            <text:p>43,7</text:p>
          </table:table-cell>
          <table:table-cell office:value-type="float" office:value="44.2">
            <text:p>44,2</text:p>
          </table:table-cell>
          <table:table-cell office:value-type="float" office:value="17.1">
            <text:p>17,1</text:p>
          </table:table-cell>
          <table:table-cell office:value-type="float" office:value="17.3">
            <text:p>17,3</text:p>
          </table:table-cell>
          <table:table-cell office:value-type="float" office:value="17.4">
            <text:p>17,4</text:p>
          </table:table-cell>
          <table:table-cell office:value-type="float" office:value="17.7">
            <text:p>17,7</text:p>
          </table:table-cell>
          <table:table-cell office:value-type="float" office:value="17.9">
            <text:p>17,9</text:p>
          </table:table-cell>
          <table:table-cell table:number-columns-repeated="4"/>
          <table:table-cell table:formula="of:=SUM([.E94:.O94])" office:value-type="float" office:value="175.3">
            <text:p>175,3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42.8">
            <text:p>42,8</text:p>
          </table:table-cell>
          <table:table-cell office:value-type="float" office:value="17">
            <text:p>17</text:p>
          </table:table-cell>
          <table:table-cell office:value-type="float" office:value="17.2">
            <text:p>17,2</text:p>
          </table:table-cell>
          <table:table-cell table:number-columns-repeated="2" office:value-type="float" office:value="17.3">
            <text:p>17,3</text:p>
          </table:table-cell>
          <table:table-cell office:value-type="float" office:value="17.6">
            <text:p>17,6</text:p>
          </table:table-cell>
          <table:table-cell table:number-columns-repeated="4"/>
          <table:table-cell table:formula="of:=SUM([.E95:.O95])" office:value-type="float" office:value="172">
            <text:p>172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1.7">
            <text:p>41,7</text:p>
          </table:table-cell>
          <table:table-cell office:value-type="float" office:value="42.5">
            <text:p>42,5</text:p>
          </table:table-cell>
          <table:table-cell office:value-type="float" office:value="17.2">
            <text:p>17,2</text:p>
          </table:table-cell>
          <table:table-cell table:number-columns-repeated="3" office:value-type="float" office:value="17.3">
            <text:p>17,3</text:p>
          </table:table-cell>
          <table:table-cell office:value-type="float" office:value="17.7">
            <text:p>17,7</text:p>
          </table:table-cell>
          <table:table-cell table:number-columns-repeated="4"/>
          <table:table-cell table:formula="of:=SUM([.E96:.O96])" office:value-type="float" office:value="171">
            <text:p>171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office:value-type="string">
            <text:p>iperf on 2 gb ethernet links </text:p>
            <text:p>+ 6 dongle ethernet</text:p>
          </table:table-cell>
          <table:table-cell table:number-columns-repeated="1023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0.7">
            <text:p>40,7</text:p>
          </table:table-cell>
          <table:table-cell office:value-type="float" office:value="15.8">
            <text:p>15,8</text:p>
          </table:table-cell>
          <table:table-cell table:number-columns-repeated="3" office:value-type="float" office:value="15.9">
            <text:p>15,9</text:p>
          </table:table-cell>
          <table:table-cell office:value-type="float" office:value="16">
            <text:p>16</text:p>
          </table:table-cell>
          <table:table-cell office:value-type="float" office:value="16.1">
            <text:p>16,1</text:p>
          </table:table-cell>
          <table:table-cell table:number-columns-repeated="3"/>
          <table:table-cell table:formula="of:=SUM([.E99:.O99])" office:value-type="float" office:value="176.3">
            <text:p>176,3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8.9">
            <text:p>38,9</text:p>
          </table:table-cell>
          <table:table-cell office:value-type="float" office:value="39.6">
            <text:p>39,6</text:p>
          </table:table-cell>
          <table:table-cell table:number-columns-repeated="2" office:value-type="float" office:value="15.5">
            <text:p>15,5</text:p>
          </table:table-cell>
          <table:table-cell table:number-columns-repeated="4" office:value-type="float" office:value="15.7">
            <text:p>15,7</text:p>
          </table:table-cell>
          <table:table-cell table:number-columns-repeated="3"/>
          <table:table-cell table:formula="of:=SUM([.E100:.O100])" office:value-type="float" office:value="172.3">
            <text:p>172,3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8.8">
            <text:p>38,8</text:p>
          </table:table-cell>
          <table:table-cell office:value-type="float" office:value="39.7">
            <text:p>39,7</text:p>
          </table:table-cell>
          <table:table-cell office:value-type="float" office:value="15.1">
            <text:p>15,1</text:p>
          </table:table-cell>
          <table:table-cell table:number-columns-repeated="4" office:value-type="float" office:value="15.4">
            <text:p>15,4</text:p>
          </table:table-cell>
          <table:table-cell office:value-type="float" office:value="15.8">
            <text:p>15,8</text:p>
          </table:table-cell>
          <table:table-cell table:number-columns-repeated="3"/>
          <table:table-cell table:formula="of:=SUM([.E101:.O101])" office:value-type="float" office:value="171">
            <text:p>171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7.4">
            <text:p>37,4</text:p>
          </table:table-cell>
          <table:table-cell office:value-type="float" office:value="38.4">
            <text:p>38,4</text:p>
          </table:table-cell>
          <table:table-cell office:value-type="float" office:value="15.3">
            <text:p>15,3</text:p>
          </table:table-cell>
          <table:table-cell office:value-type="float" office:value="15.4">
            <text:p>15,4</text:p>
          </table:table-cell>
          <table:table-cell table:number-columns-repeated="3" office:value-type="float" office:value="15.6">
            <text:p>15,6</text:p>
          </table:table-cell>
          <table:table-cell office:value-type="float" office:value="15.7">
            <text:p>15,7</text:p>
          </table:table-cell>
          <table:table-cell table:number-columns-repeated="3"/>
          <table:table-cell table:formula="of:=SUM([.E102:.O102])" office:value-type="float" office:value="169">
            <text:p>169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7.8">
            <text:p>37,8</text:p>
          </table:table-cell>
          <table:table-cell office:value-type="float" office:value="38.3">
            <text:p>38,3</text:p>
          </table:table-cell>
          <table:table-cell office:value-type="float" office:value="15.1">
            <text:p>15,1</text:p>
          </table:table-cell>
          <table:table-cell office:value-type="float" office:value="15.3">
            <text:p>15,3</text:p>
          </table:table-cell>
          <table:table-cell office:value-type="float" office:value="15.4">
            <text:p>15,4</text:p>
          </table:table-cell>
          <table:table-cell table:number-columns-repeated="2" office:value-type="float" office:value="15.5">
            <text:p>15,5</text:p>
          </table:table-cell>
          <table:table-cell office:value-type="float" office:value="15.6">
            <text:p>15,6</text:p>
          </table:table-cell>
          <table:table-cell table:number-columns-repeated="3"/>
          <table:table-cell table:formula="of:=SUM([.E103:.O103])" office:value-type="float" office:value="168.5">
            <text:p>168,5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office:value-type="string">
            <text:p>iperf on 2 gb ethernet links </text:p>
            <text:p>+ 7 dongle ethernet</text:p>
          </table:table-cell>
          <table:table-cell table:number-columns-repeated="1023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1"/>
          <table:table-cell table:formula="of:=SUM([.E106:.O106])" office:value-type="float" office:value="0">
            <text:p>0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1"/>
          <table:table-cell table:formula="of:=SUM([.E107:.O107])" office:value-type="float" office:value="0">
            <text:p>0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1"/>
          <table:table-cell table:formula="of:=SUM([.E108:.O108])" office:value-type="float" office:value="0">
            <text:p>0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1"/>
          <table:table-cell table:formula="of:=SUM([.E109:.O109])" office:value-type="float" office:value="0">
            <text:p>0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1"/>
          <table:table-cell table:formula="of:=SUM([.E110:.O110])" office:value-type="float" office:value="0">
            <text:p>0</text:p>
          </table:table-cell>
          <table:table-cell table:number-columns-repeated="1008"/>
        </table:table-row>
        <table:table-row table:style-name="ro3" table:number-rows-repeated="1048377">
          <table:table-cell table:number-columns-repeated="1024"/>
        </table:table-row>
        <table:table-row table:style-name="ro9" table:number-rows-repeated="8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udp" table:style-name="ta1"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7" table:number-columns-repeated="1020" table:default-cell-style-name="Default"/>
        <table:table-row table:style-name="ro7">
          <table:table-cell table:style-name="ce14"/>
          <table:table-cell office:value-type="string">
            <text:p>iperf command launched</text:p>
          </table:table-cell>
          <table:table-cell table:style-name="ce16" office:value-type="string">
            <text:p>link parameters</text:p>
          </table:table-cell>
          <table:table-cell office:value-type="string">
            <text:p>result</text:p>
          </table:table-cell>
          <table:table-cell table:number-columns-repeated="1020"/>
        </table:table-row>
        <table:table-row table:style-name="ro3">
          <table:table-cell table:style-name="ce14"/>
          <table:table-cell/>
          <table:table-cell table:style-name="ce16"/>
          <table:table-cell table:number-columns-repeated="1021"/>
        </table:table-row>
        <table:table-row table:style-name="ro7">
          <table:table-cell table:style-name="ce15" office:value-type="string">
            <text:p>iperf on 1 gigabit ethernet</text:p>
          </table:table-cell>
          <table:table-cell/>
          <table:table-cell table:style-name="ce15"/>
          <table:table-cell table:number-columns-repeated="1021"/>
        </table:table-row>
        <table:table-row table:style-name="ro7">
          <table:table-cell/>
          <table:table-cell table:style-name="ce16" office:value-type="string">
            <text:p><text:span text:style-name="T2">iperf --udp --client 172.16.30.1 --len 1000 --bandwidth 9k --time 20</text:span></text:p>
          </table:table-cell>
          <table:table-cell table:style-name="ce14" office:value-type="string">
            <text:p>bandWidth forced to 10kbps</text:p>
          </table:table-cell>
          <table:table-cell office:value-type="string">
            <text:p>[ <text:s/>5] <text:s/>0.0-21.3 sec <text:s/>23.4 KBytes <text:s/>9.00 Kbits/sec <text:s text:c="2"/>0.018 ms <text:s text:c="3"/>0/ <text:s text:c="2"/>24 (0%)</text:p>
          </table:table-cell>
          <table:table-cell table:number-columns-repeated="1020"/>
        </table:table-row>
        <table:table-row table:style-name="ro7">
          <table:table-cell/>
          <table:table-cell table:style-name="ce16" office:value-type="string">
            <text:p><text:span text:style-name="T2">iperf --udp --client 172.16.30.1 --len 1000 --bandwidth 200k --time 20</text:span></text:p>
          </table:table-cell>
          <table:table-cell table:style-name="ce14" office:value-type="string">
            <text:p>bandWidth forced to 256kbps</text:p>
          </table:table-cell>
          <table:table-cell office:value-type="string">
            <text:p>[ <text:s/>5] <text:s/>0.0-20.0 sec <text:s text:c="2"/>489 KBytes <text:s text:c="2"/>200 Kbits/sec <text:s text:c="2"/>0.020 ms <text:s text:c="3"/>0/ <text:s/>501 (0%)</text:p>
          </table:table-cell>
          <table:table-cell table:number-columns-repeated="1020"/>
        </table:table-row>
        <table:table-row table:style-name="ro7">
          <table:table-cell/>
          <table:table-cell table:style-name="ce16" office:value-type="string">
            <text:p><text:span text:style-name="T2">iperf --udp --client 172.16.30.1 --len 1000 --bandwidth 480k –time 20</text:span></text:p>
          </table:table-cell>
          <table:table-cell table:style-name="ce14" office:value-type="string">
            <text:p>bandWidth forced to 500kbps</text:p>
          </table:table-cell>
          <table:table-cell office:value-type="string">
            <text:p>[ <text:s/>5] <text:s/>0.0-10.0 sec <text:s text:c="2"/>587 KBytes <text:s text:c="2"/>480 Kbits/sec <text:s text:c="2"/>0.020 ms <text:s text:c="3"/>0/ <text:s/>601 (0%)</text:p>
          </table:table-cell>
          <table:table-cell table:number-columns-repeated="1020"/>
        </table:table-row>
        <table:table-row table:style-name="ro1">
          <table:table-cell/>
          <table:table-cell table:style-name="ce16" office:value-type="string">
            <text:p><text:span text:style-name="T2">iperf --udp --client 172.16.30.1 --len 1000 --bandwidth 1300k --time 20</text:span></text:p>
          </table:table-cell>
          <table:table-cell table:style-name="ce14" office:value-type="string">
            <text:p>bandWidth forced to 1500kbps</text:p>
          </table:table-cell>
          <table:table-cell office:value-type="string">
            <text:p>[ <text:s/>5] <text:s/>0.0-20.0 sec <text:s/>3.10 MBytes <text:s/>1.30 Mbits/sec <text:s text:c="2"/>0.014 ms <text:s text:c="3"/>0/ 3250 (0%)</text:p>
            <text:p>[ <text:s/>5] <text:s/>0.0-20.0 sec <text:s/>1 datagrams received out-of-order</text:p>
          </table:table-cell>
          <table:table-cell table:number-columns-repeated="1020"/>
        </table:table-row>
        <table:table-row table:style-name="ro1">
          <table:table-cell/>
          <table:table-cell table:style-name="ce16" office:value-type="string">
            <text:p><text:span text:style-name="T2">iperf --udp --client 172.16.30.1 --len 1000 --bandwidth 3500k --time 20</text:span></text:p>
          </table:table-cell>
          <table:table-cell table:style-name="ce14" office:value-type="string">
            <text:p>bandWidth forced to 4000kbps</text:p>
          </table:table-cell>
          <table:table-cell office:value-type="string">
            <text:p>[ <text:s/>5] <text:s/>0.0-20.0 sec <text:s/>8.35 MBytes <text:s/>3.50 Mbits/sec <text:s text:c="2"/>0.016 ms <text:s text:c="3"/>0/ 8753 (0%)</text:p>
            <text:p>[ <text:s/>5] <text:s/>0.0-20.0 sec <text:s/>1 datagrams received out-of-order</text:p>
          </table:table-cell>
          <table:table-cell table:number-columns-repeated="1020"/>
        </table:table-row>
        <table:table-row table:style-name="ro1">
          <table:table-cell/>
          <table:table-cell table:style-name="ce16" office:value-type="string">
            <text:p><text:span text:style-name="T2">iperf --udp --client 172.16.30.1 --len 1000 --bandwidth 9M --time 20</text:span></text:p>
          </table:table-cell>
          <table:table-cell table:style-name="ce14" office:value-type="string">
            <text:p>bandWidth forced to 10000kbps</text:p>
          </table:table-cell>
          <table:table-cell office:value-type="string">
            <text:p>[ <text:s/>5] <text:s/>0.0-20.0 sec <text:s/>21.5 MBytes <text:s/>9.01 Mbits/sec <text:s text:c="2"/>0.015 ms <text:s text:c="3"/>0/22520 (0%)</text:p>
            <text:p>[ <text:s/>5] <text:s/>0.0-20.0 sec <text:s/>1 datagrams received out-of-order</text:p>
          </table:table-cell>
          <table:table-cell table:number-columns-repeated="1020"/>
        </table:table-row>
        <table:table-row table:style-name="ro3">
          <table:table-cell/>
          <table:table-cell table:style-name="ce17"/>
          <table:table-cell table:style-name="ce14"/>
          <table:table-cell table:number-columns-repeated="1021"/>
        </table:table-row>
        <table:table-row table:style-name="ro7">
          <table:table-cell table:style-name="ce15" office:value-type="string">
            <text:p>iperf on 1 dongle ethernet</text:p>
          </table:table-cell>
          <table:table-cell/>
          <table:table-cell table:style-name="ce14"/>
          <table:table-cell table:number-columns-repeated="1021"/>
        </table:table-row>
        <table:table-row table:style-name="ro7">
          <table:table-cell table:style-name="ce15"/>
          <table:table-cell table:style-name="ce16" office:value-type="string">
            <text:p><text:span text:style-name="T2">iperf --udp --client 172.16.11.1 --len 1000 --bandwidth 9k --time 20</text:span></text:p>
          </table:table-cell>
          <table:table-cell table:style-name="ce14" office:value-type="string">
            <text:p>bandWidth forced to 10kbps</text:p>
          </table:table-cell>
          <table:table-cell office:value-type="string">
            <text:p>[ <text:s/>5] <text:s/>0.0-21.3 sec <text:s/>23.4 KBytes <text:s/>9.00 Kbits/sec <text:s text:c="2"/>0.018 ms <text:s text:c="3"/>0/ <text:s text:c="2"/>24 (0%)</text:p>
          </table:table-cell>
          <table:table-cell table:number-columns-repeated="1020"/>
        </table:table-row>
        <table:table-row table:style-name="ro7">
          <table:table-cell table:style-name="ce14"/>
          <table:table-cell table:style-name="ce16" office:value-type="string">
            <text:p><text:span text:style-name="T2">iperf --udp --client 172.16.11.1 --len 1000 --bandwidth 200k --time 20</text:span></text:p>
          </table:table-cell>
          <table:table-cell table:style-name="ce14" office:value-type="string">
            <text:p>bandWidth forced to 256kbps</text:p>
          </table:table-cell>
          <table:table-cell office:value-type="string">
            <text:p>[ <text:s/>5] <text:s/>0.0-20.0 sec <text:s text:c="2"/>489 KBytes <text:s text:c="2"/>200 Kbits/sec <text:s text:c="2"/>0.013 ms <text:s text:c="3"/>0/ <text:s/>501 (0%)</text:p>
          </table:table-cell>
          <table:table-cell table:number-columns-repeated="1020"/>
        </table:table-row>
        <table:table-row table:style-name="ro7">
          <table:table-cell table:style-name="ce14"/>
          <table:table-cell table:style-name="ce16" office:value-type="string">
            <text:p><text:span text:style-name="T2">iperf --udp --client 172.16.11.1 --len 1000 --bandwidth 480k --time 20</text:span></text:p>
          </table:table-cell>
          <table:table-cell table:style-name="ce14" office:value-type="string">
            <text:p>bandWidth forced to 500kbps</text:p>
          </table:table-cell>
          <table:table-cell office:value-type="string">
            <text:p>[ <text:s/>5] <text:s/>0.0-20.0 sec <text:s/>1.15 MBytes <text:s text:c="2"/>480 Kbits/sec <text:s text:c="2"/>0.029 ms <text:s text:c="3"/>0/ 1201 (0%)</text:p>
          </table:table-cell>
          <table:table-cell table:number-columns-repeated="1020"/>
        </table:table-row>
        <table:table-row table:style-name="ro7">
          <table:table-cell table:style-name="ce14"/>
          <table:table-cell table:style-name="ce16" office:value-type="string">
            <text:p><text:span text:style-name="T2">iperf --udp --client 172.16.11.1 --len 1000 --bandwidth 1300k --time 20</text:span></text:p>
          </table:table-cell>
          <table:table-cell table:style-name="ce14" office:value-type="string">
            <text:p>bandWidth forced to 1500kbps</text:p>
          </table:table-cell>
          <table:table-cell office:value-type="string">
            <text:p>[ <text:s/>5] <text:s/>0.0-20.0 sec <text:s/>3.10 MBytes <text:s/>1.30 Mbits/sec <text:s text:c="2"/>0.021 ms <text:s text:c="3"/>0/ 3251 (0%)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16" office:value-type="string">
            <text:p><text:span text:style-name="T2">iperf --udp --client 172.16.11.1 --len 1000 --bandwidth 3500k --time 20</text:span></text:p>
          </table:table-cell>
          <table:table-cell table:style-name="ce14" office:value-type="string">
            <text:p>bandWidth forced to 4000kbps</text:p>
          </table:table-cell>
          <table:table-cell office:value-type="string">
            <text:p>[ <text:s/>5] <text:s/>0.0-20.0 sec <text:s/>8.35 MBytes <text:s/>3.50 Mbits/sec <text:s text:c="2"/>0.018 ms <text:s text:c="3"/>0/ 8752 (0%)</text:p>
            <text:p>[ <text:s/>5] <text:s/>0.0-20.0 sec <text:s/>1 datagrams received out-of-order</text:p>
          </table:table-cell>
          <table:table-cell table:number-columns-repeated="1020"/>
        </table:table-row>
        <table:table-row table:style-name="ro1">
          <table:table-cell table:style-name="ce14"/>
          <table:table-cell table:style-name="ce16" office:value-type="string">
            <text:p><text:span text:style-name="T2">iperf --udp --client 172.16.11.1 --len 1000 --bandwidth 9M --time 20</text:span></text:p>
          </table:table-cell>
          <table:table-cell table:style-name="ce14" office:value-type="string">
            <text:p>bandWidth forced to 10000kbps</text:p>
          </table:table-cell>
          <table:table-cell office:value-type="string">
            <text:p>[ <text:s/>3] <text:s/>0.0-20.0 sec <text:s/>21.5 MBytes <text:s/>9.01 Mbits/sec <text:s text:c="2"/>0.016 ms <text:s text:c="3"/>0/22520 (0%)</text:p>
            <text:p>[ <text:s/>3] <text:s/>0.0-20.0 sec <text:s/>1 datagrams received out-of-order</text:p>
          </table:table-cell>
          <table:table-cell table:number-columns-repeated="1020"/>
        </table:table-row>
        <table:table-row table:style-name="ro3" table:number-rows-repeated="2">
          <table:table-cell table:style-name="ce14"/>
          <table:table-cell/>
          <table:table-cell table:style-name="ce14"/>
          <table:table-cell table:number-columns-repeated="1021"/>
        </table:table-row>
        <table:table-row table:style-name="ro3" table:number-rows-repeated="2">
          <table:table-cell table:style-name="ce16"/>
          <table:table-cell/>
          <table:table-cell table:style-name="ce18"/>
          <table:table-cell table:number-columns-repeated="1021"/>
        </table:table-row>
        <table:table-row table:style-name="ro3">
          <table:table-cell table:style-name="ce16"/>
          <table:table-cell/>
          <table:table-cell table:style-name="ce19"/>
          <table:table-cell table:number-columns-repeated="1021"/>
        </table:table-row>
        <table:table-row table:style-name="ro3">
          <table:table-cell table:style-name="ce16"/>
          <table:table-cell/>
          <table:table-cell table:style-name="ce20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4" table:number-columns-repeated="3"/>
          <table:table-cell/>
          <table:table-cell table:style-name="ce14" table:number-columns-repeated="1020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irtualBox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007" table:default-cell-style-name="ce1"/>
        <table:table-row table:style-name="ro1">
          <table:table-cell/>
          <table:table-cell office:value-type="string">
            <text:p>total bandwidth result</text:p>
            <text:p>(Mbits/sec)</text:p>
          </table:table-cell>
          <table:table-cell office:value-type="string">
            <text:p>commands used</text:p>
          </table:table-cell>
          <table:table-cell table:number-columns-repeated="1007"/>
        </table:table-row>
        <table:table-row table:style-name="ro3">
          <table:table-cell office:value-type="string">
            <text:p>iperf tcp (without netem)</text:p>
          </table:table-cell>
          <table:table-cell table:number-columns-repeated="1009"/>
        </table:table-row>
        <table:table-row table:style-name="ro3">
          <table:table-cell office:value-type="string">
            <text:p>aggregationMaster → studio-sst-rx</text:p>
          </table:table-cell>
          <table:table-cell table:style-name="ce3" office:value-type="float" office:value="198">
            <text:p>198</text:p>
          </table:table-cell>
          <table:table-cell table:number-columns-repeated="1008"/>
        </table:table-row>
        <table:table-row table:style-name="ro3">
          <table:table-cell office:value-type="string">
            <text:p>studio-sst-rx → aggregationMaster</text:p>
          </table:table-cell>
          <table:table-cell office:value-type="float" office:value="115">
            <text:p>115</text:p>
          </table:table-cell>
          <table:table-cell table:number-columns-repeated="1008"/>
        </table:table-row>
        <table:table-row table:style-name="ro2" table:number-rows-repeated="3">
          <table:table-cell table:number-columns-repeated="1010"/>
        </table:table-row>
        <table:table-row table:style-name="ro3">
          <table:table-cell office:value-type="string">
            <text:p>iperf udp (without netem, without iptables)</text:p>
          </table:table-cell>
          <table:table-cell table:number-columns-repeated="1009"/>
        </table:table-row>
        <table:table-row table:style-name="ro4">
          <table:table-cell office:value-type="string">
            <text:p>aggregationMaster → studio-sst-rx</text:p>
            <text:p>(during 3600 seconds)</text:p>
          </table:table-cell>
          <table:table-cell table:style-name="Default" office:value-type="string">
            <text:p>[ <text:s/>3] <text:s/>0.0-3600.0 sec <text:s/>4.19 GBytes <text:s/>10.0 Mbits/sec <text:s text:c="2"/>0.078 ms <text:s text:c="3"/>0/4500000 (0%)</text:p>
            <text:p>[ <text:s/>3] <text:s/>0.0-3600.0 sec <text:s/>1 datagrams received out-of-order</text:p>
            <text:p>[ <text:s/>4] <text:s/>0.0-3600.0 sec <text:s/>4.18 GBytes <text:s/>9.98 Mbits/sec</text:p>
            <text:p>[ <text:s/>4] Sent 4490919 datagrams</text:p>
            <text:p>[ <text:s/>4] Server Report:</text:p>
            <text:p>[ <text:s/>4] <text:s/>0.0-3600.0 sec <text:s/>4.18 GBytes <text:s/>9.98 Mbits/sec <text:s text:c="2"/>0.035 ms <text:s text:c="3"/>0/4490918 (0%)</text:p>
            <text:p>[ <text:s/>4] <text:s/>0.0-3600.0 sec <text:s/>1 datagrams received out-of-order</text:p>
            <text:p/>
          </table:table-cell>
          <table:table-cell office:value-type="string">
            <text:p>iperf --udp --server --interval 2</text:p>
            <text:p>iperf --udp --dualtest --client 192.168.56.101 --len 1000 --dualtest --bandwidth 10M --time 10</text:p>
          </table:table-cell>
          <table:table-cell table:number-columns-repeated="1007"/>
        </table:table-row>
        <table:table-row table:style-name="ro2" table:number-rows-repeated="3">
          <table:table-cell table:number-columns-repeated="1010"/>
        </table:table-row>
        <table:table-row table:style-name="ro2">
          <table:table-cell table:number-columns-repeated="2"/>
          <table:table-cell table:style-name="Default"/>
          <table:table-cell table:number-columns-repeated="1007"/>
        </table:table-row>
        <table:table-row table:style-name="ro2" table:number-rows-repeated="1048485">
          <table:table-cell table:number-columns-repeated="1010"/>
        </table:table-row>
        <table:table-row table:style-name="ro5" table:number-rows-repeated="77">
          <table:table-cell table:number-columns-repeated="1010"/>
        </table:table-row>
        <table:table-row table:style-name="ro5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Kalimati" svg:font-family="Kalimati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AR PL KaitiM GB" style:font-name-complex="Kalima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5T16:14:05</meta:creation-date>
    <dc:date>2012-07-27T16:54:53</dc:date>
    <meta:editing-duration>P1DT18H50M12S</meta:editing-duration>
    <meta:editing-cycles>270</meta:editing-cycles>
    <meta:generator>LibreOffice/3.5$Linux_X86_64 LibreOffice_project/350m1$Build-2</meta:generator>
    <meta:document-statistic meta:table-count="3" meta:cell-count="677" meta:object-count="0"/>
  </office:meta>
</office:document-meta>
</file>